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automatic-styles>
    <style:style style:name="Table1" style:family="table">
      <style:table-properties style:width="6.9271in" fo:margin-left="0in" table:align="left"/>
    </style:style>
    <style:style style:name="Table1.A" style:family="table-column">
      <style:table-column-properties style:column-width="2.9375in"/>
    </style:style>
    <style:style style:name="Table1.B" style:family="table-column">
      <style:table-column-properties style:column-width="3.9896in"/>
    </style:style>
    <style:style style:name="Table1.A1" style:family="table-cell">
      <style:table-cell-properties fo:background-color="#b2b2b2" fo:padding="0.0382in" fo:border-left="0.05pt solid #000000" fo:border-right="0.05pt solid #000000" fo:border-top="0.05pt solid #000000" fo:border-bottom="none">
        <style:background-image/>
      </style:table-cell-properties>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3" style:family="table-cell">
      <style:table-cell-properties fo:padding="0.0382in" fo:border-left="0.05pt solid #000000" fo:border-right="none" fo:border-top="none" fo:border-bottom="none"/>
    </style:style>
    <style:style style:name="Table1.B3"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none"/>
    </style:style>
    <style:style style:name="Table1.B4" style:family="table-cell">
      <style:table-cell-properties fo:padding="0.0382in" fo:border-left="0.05pt solid #000000" fo:border-right="0.05pt solid #000000" fo:border-top="none" fo:border-bottom="none"/>
    </style:style>
    <style:style style:name="Table1.A5" style:family="table-cell">
      <style:table-cell-properties fo:background-color="#b2b2b2" fo:padding="0.0382in" fo:border-left="0.05pt solid #000000" fo:border-right="0.05pt solid #000000" fo:border-top="none" fo:border-bottom="none">
        <style:background-image/>
      </style:table-cell-properties>
    </style:style>
    <style:style style:name="Table1.A6" style:family="table-cell">
      <style:table-cell-properties fo:padding="0.0382in" fo:border-left="0.05pt solid #000000" fo:border-right="none" fo:border-top="none" fo:border-bottom="none"/>
    </style:style>
    <style:style style:name="Table1.B6" style:family="table-cell">
      <style:table-cell-properties fo:padding="0.0382in" fo:border-left="0.05pt solid #000000" fo:border-right="0.05pt solid #000000" fo:border-top="none" fo:border-bottom="none"/>
    </style:style>
    <style:style style:name="Table1.A7" style:family="table-cell">
      <style:table-cell-properties fo:padding="0.0382in" fo:border-left="0.05pt solid #000000" fo:border-right="none" fo:border-top="none" fo:border-bottom="none"/>
    </style:style>
    <style:style style:name="Table1.B7" style:family="table-cell">
      <style:table-cell-properties fo:padding="0.0382in" fo:border-left="0.05pt solid #000000" fo:border-right="0.05pt solid #000000" fo:border-top="none" fo:border-bottom="none"/>
    </style:style>
    <style:style style:name="Table1.A9" style:family="table-cell">
      <style:table-cell-properties fo:padding="0.0382in" fo:border-left="0.05pt solid #000000" fo:border-right="none" fo:border-top="none" fo:border-bottom="none"/>
    </style:style>
    <style:style style:name="Table1.B9" style:family="table-cell">
      <style:table-cell-properties fo:padding="0.0382in" fo:border-left="0.05pt solid #000000" fo:border-right="0.05pt solid #000000" fo:border-top="none" fo:border-bottom="none"/>
    </style:style>
    <style:style style:name="Table1.A10" style:family="table-cell">
      <style:table-cell-properties fo:padding="0.0382in" fo:border-left="0.05pt solid #000000" fo:border-right="none" fo:border-top="none" fo:border-bottom="none"/>
    </style:style>
    <style:style style:name="Table1.B10" style:family="table-cell">
      <style:table-cell-properties fo:padding="0.0382in" fo:border-left="0.05pt solid #000000" fo:border-right="0.05pt solid #000000" fo:border-top="none" fo:border-bottom="none"/>
    </style:style>
    <style:style style:name="Table1.A11" style:family="table-cell">
      <style:table-cell-properties fo:padding="0.0382in" fo:border-left="0.05pt solid #000000" fo:border-right="none" fo:border-top="none" fo:border-bottom="none"/>
    </style:style>
    <style:style style:name="Table1.B11" style:family="table-cell">
      <style:table-cell-properties fo:padding="0.0382in" fo:border-left="0.05pt solid #000000" fo:border-right="0.05pt solid #000000" fo:border-top="none" fo:border-bottom="none"/>
    </style:style>
    <style:style style:name="Table1.A12" style:family="table-cell">
      <style:table-cell-properties fo:padding="0.0382in" fo:border-left="0.05pt solid #000000" fo:border-right="none" fo:border-top="none" fo:border-bottom="none"/>
    </style:style>
    <style:style style:name="Table1.B12" style:family="table-cell">
      <style:table-cell-properties fo:padding="0.0382in" fo:border-left="0.05pt solid #000000" fo:border-right="0.05pt solid #000000" fo:border-top="none" fo:border-bottom="none"/>
    </style:style>
    <style:style style:name="Table1.A13" style:family="table-cell">
      <style:table-cell-properties fo:padding="0.0382in" fo:border-left="0.05pt solid #000000" fo:border-right="none" fo:border-top="none" fo:border-bottom="none"/>
    </style:style>
    <style:style style:name="Table1.B13" style:family="table-cell">
      <style:table-cell-properties fo:padding="0.0382in" fo:border-left="0.05pt solid #000000" fo:border-right="0.05pt solid #000000" fo:border-top="none" fo:border-bottom="none"/>
    </style:style>
    <style:style style:name="Table1.A15" style:family="table-cell">
      <style:table-cell-properties fo:padding="0.0382in" fo:border-left="0.05pt solid #000000" fo:border-right="none" fo:border-top="none" fo:border-bottom="none"/>
    </style:style>
    <style:style style:name="Table1.B15" style:family="table-cell">
      <style:table-cell-properties fo:padding="0.0382in" fo:border-left="0.05pt solid #000000" fo:border-right="0.05pt solid #000000" fo:border-top="none" fo:border-bottom="none"/>
    </style:style>
    <style:style style:name="Table1.A16" style:family="table-cell">
      <style:table-cell-properties fo:padding="0.0382in" fo:border-left="0.05pt solid #000000" fo:border-right="none" fo:border-top="none" fo:border-bottom="none"/>
    </style:style>
    <style:style style:name="Table1.B16" style:family="table-cell">
      <style:table-cell-properties fo:padding="0.0382in" fo:border-left="0.05pt solid #000000" fo:border-right="0.05pt solid #000000" fo:border-top="none" fo:border-bottom="none"/>
    </style:style>
    <style:style style:name="Table1.A17" style:family="table-cell">
      <style:table-cell-properties fo:padding="0.0382in" fo:border-left="0.05pt solid #000000" fo:border-right="none" fo:border-top="none" fo:border-bottom="none"/>
    </style:style>
    <style:style style:name="Table1.B17" style:family="table-cell">
      <style:table-cell-properties fo:padding="0.0382in" fo:border-left="0.05pt solid #000000" fo:border-right="0.05pt solid #000000" fo:border-top="none" fo:border-bottom="none"/>
    </style:style>
    <style:style style:name="Table1.A18" style:family="table-cell">
      <style:table-cell-properties fo:padding="0.0382in" fo:border-left="0.05pt solid #000000" fo:border-right="none" fo:border-top="none" fo:border-bottom="none"/>
    </style:style>
    <style:style style:name="Table1.B18" style:family="table-cell">
      <style:table-cell-properties fo:padding="0.0382in" fo:border-left="0.05pt solid #000000" fo:border-right="0.05pt solid #000000" fo:border-top="none" fo:border-bottom="none"/>
    </style:style>
    <style:style style:name="Table1.A19" style:family="table-cell">
      <style:table-cell-properties fo:padding="0.0382in" fo:border-left="0.05pt solid #000000" fo:border-right="none" fo:border-top="none" fo:border-bottom="none"/>
    </style:style>
    <style:style style:name="Table1.B19" style:family="table-cell">
      <style:table-cell-properties fo:padding="0.0382in" fo:border-left="0.05pt solid #000000" fo:border-right="0.05pt solid #000000" fo:border-top="none" fo:border-bottom="none"/>
    </style:style>
    <style:style style:name="Table1.A21" style:family="table-cell">
      <style:table-cell-properties fo:padding="0.0382in" fo:border-left="0.05pt solid #000000" fo:border-right="none" fo:border-top="none" fo:border-bottom="none"/>
    </style:style>
    <style:style style:name="Table1.B21" style:family="table-cell">
      <style:table-cell-properties fo:padding="0.0382in" fo:border-left="0.05pt solid #000000" fo:border-right="0.05pt solid #000000" fo:border-top="none" fo:border-bottom="none"/>
    </style:style>
    <style:style style:name="Table1.A22" style:family="table-cell">
      <style:table-cell-properties fo:padding="0.0382in" fo:border-left="0.05pt solid #000000" fo:border-right="none" fo:border-top="none" fo:border-bottom="none"/>
    </style:style>
    <style:style style:name="Table1.B22" style:family="table-cell">
      <style:table-cell-properties fo:padding="0.0382in" fo:border-left="0.05pt solid #000000" fo:border-right="0.05pt solid #000000" fo:border-top="none" fo:border-bottom="none"/>
    </style:style>
    <style:style style:name="Table1.A23" style:family="table-cell">
      <style:table-cell-properties fo:padding="0.0382in" fo:border-left="0.05pt solid #000000" fo:border-right="none" fo:border-top="none" fo:border-bottom="none"/>
    </style:style>
    <style:style style:name="Table1.B23" style:family="table-cell">
      <style:table-cell-properties fo:padding="0.0382in" fo:border-left="0.05pt solid #000000" fo:border-right="0.05pt solid #000000" fo:border-top="none" fo:border-bottom="none"/>
    </style:style>
    <style:style style:name="Table1.A24" style:family="table-cell">
      <style:table-cell-properties fo:padding="0.0382in" fo:border-left="0.05pt solid #000000" fo:border-right="none" fo:border-top="none" fo:border-bottom="none"/>
    </style:style>
    <style:style style:name="Table1.B24" style:family="table-cell">
      <style:table-cell-properties fo:padding="0.0382in" fo:border-left="0.05pt solid #000000" fo:border-right="0.05pt solid #000000" fo:border-top="none" fo:border-bottom="none"/>
    </style:style>
    <style:style style:name="Table1.A25" style:family="table-cell">
      <style:table-cell-properties fo:padding="0.0382in" fo:border-left="0.05pt solid #000000" fo:border-right="none" fo:border-top="none" fo:border-bottom="none"/>
    </style:style>
    <style:style style:name="Table1.B25" style:family="table-cell">
      <style:table-cell-properties fo:padding="0.0382in" fo:border-left="0.05pt solid #000000" fo:border-right="0.05pt solid #000000" fo:border-top="none" fo:border-bottom="none"/>
    </style:style>
    <style:style style:name="Table1.A27" style:family="table-cell">
      <style:table-cell-properties fo:padding="0.0382in" fo:border-left="0.05pt solid #000000" fo:border-right="none" fo:border-top="none" fo:border-bottom="none"/>
    </style:style>
    <style:style style:name="Table1.B27" style:family="table-cell">
      <style:table-cell-properties fo:padding="0.0382in" fo:border-left="0.05pt solid #000000" fo:border-right="0.05pt solid #000000" fo:border-top="none" fo:border-bottom="none"/>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0625in"/>
    </style:style>
    <style:style style:name="Table2.B" style:family="table-column">
      <style:table-column-properties style:column-width="2.5542in"/>
    </style:style>
    <style:style style:name="Table2.C" style:family="table-column">
      <style:table-column-properties style:column-width="2.3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20" style:family="table-cell">
      <style:table-cell-properties style:vertical-align="middle" fo:padding="0.0382in" fo:border-left="0.05pt solid #000000" fo:border-right="0.05pt solid #000000" fo:border-top="none" fo:border-bottom="0.05pt solid #000000"/>
    </style:style>
    <style:style style:name="Table2.24" style:family="table-row">
      <style:table-row-properties style:min-row-height="0.3063in"/>
    </style:style>
    <style:style style:name="Table3" style:family="table">
      <style:table-properties style:width="6.9271in" fo:margin-left="0in" table:align="left"/>
    </style:style>
    <style:style style:name="Table3.A" style:family="table-column">
      <style:table-column-properties style:column-width="2.0625in"/>
    </style:style>
    <style:style style:name="Table3.B" style:family="table-column">
      <style:table-column-properties style:column-width="2.5542in"/>
    </style:style>
    <style:style style:name="Table3.C" style:family="table-column">
      <style:table-column-properties style:column-width="2.310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ef7ed"/>
    </style:style>
    <style:style style:name="P2" style:family="paragraph" style:parent-style-name="Standard">
      <style:text-properties officeooo:rsid="0011e95c" officeooo:paragraph-rsid="0011e95c"/>
    </style:style>
    <style:style style:name="P3" style:family="paragraph" style:parent-style-name="Standard">
      <style:paragraph-properties fo:text-align="center" style:justify-single-word="false"/>
      <style:text-properties fo:font-size="20pt" fo:font-weight="bold" officeooo:paragraph-rsid="000ef7e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officeooo:paragraph-rsid="0010f3b3" style:font-size-asian="20pt" style:font-weight-asian="bold" style:font-size-complex="20pt" style:font-weight-complex="bold"/>
    </style:style>
    <style:style style:name="P5" style:family="paragraph" style:parent-style-name="Standard">
      <style:text-properties fo:language="en" fo:country="US" officeooo:rsid="0024dc15" officeooo:paragraph-rsid="0024dc15"/>
    </style:style>
    <style:style style:name="P6" style:family="paragraph" style:parent-style-name="Standard">
      <style:text-properties fo:language="en" fo:country="US" officeooo:rsid="0024dc15" officeooo:paragraph-rsid="002e28d3"/>
    </style:style>
    <style:style style:name="P7" style:family="paragraph" style:parent-style-name="Standard">
      <style:paragraph-properties fo:text-align="end" style:justify-single-word="false"/>
      <style:text-properties fo:language="en" fo:country="US" officeooo:rsid="0024dc15" officeooo:paragraph-rsid="0024dc15"/>
    </style:style>
    <style:style style:name="P8" style:family="paragraph" style:parent-style-name="Standard">
      <style:text-properties fo:language="en" fo:country="US" officeooo:rsid="002cfe3b" officeooo:paragraph-rsid="002cfe3b"/>
    </style:style>
    <style:style style:name="P9" style:family="paragraph" style:parent-style-name="Standard">
      <style:text-properties fo:language="en" fo:country="US" officeooo:rsid="00311eee" officeooo:paragraph-rsid="00311eee"/>
    </style:style>
    <style:style style:name="P10" style:family="paragraph" style:parent-style-name="Standard">
      <style:paragraph-properties fo:text-align="end" style:justify-single-word="false"/>
      <style:text-properties fo:font-size="14pt" fo:language="en" fo:country="US" fo:font-weight="bold" officeooo:rsid="0024dc15" officeooo:paragraph-rsid="0024dc15" style:font-size-asian="14pt" style:font-weight-asian="bold" style:font-size-complex="14pt" style:font-weight-complex="bold"/>
    </style:style>
    <style:style style:name="P11" style:family="paragraph" style:parent-style-name="Table_20_Contents">
      <style:text-properties officeooo:rsid="0013400f" officeooo:paragraph-rsid="0015088b"/>
    </style:style>
    <style:style style:name="P12" style:family="paragraph" style:parent-style-name="Table_20_Contents">
      <style:text-properties officeooo:rsid="001539b2" officeooo:paragraph-rsid="001539b2"/>
    </style:style>
    <style:style style:name="P13" style:family="paragraph" style:parent-style-name="Table_20_Contents">
      <style:text-properties officeooo:rsid="00174842" officeooo:paragraph-rsid="00174842"/>
    </style:style>
    <style:style style:name="P14" style:family="paragraph" style:parent-style-name="Table_20_Contents">
      <style:text-properties officeooo:rsid="00174842" officeooo:paragraph-rsid="0017d74c"/>
    </style:style>
    <style:style style:name="P15" style:family="paragraph" style:parent-style-name="Table_20_Contents">
      <style:text-properties officeooo:rsid="00174842" officeooo:paragraph-rsid="00193f11"/>
    </style:style>
    <style:style style:name="P16" style:family="paragraph" style:parent-style-name="Table_20_Contents">
      <style:text-properties officeooo:rsid="00193f11" officeooo:paragraph-rsid="00193f11"/>
    </style:style>
    <style:style style:name="P17" style:family="paragraph" style:parent-style-name="Table_20_Contents">
      <style:text-properties officeooo:rsid="00198feb" officeooo:paragraph-rsid="00198feb"/>
    </style:style>
    <style:style style:name="P18" style:family="paragraph" style:parent-style-name="Table_20_Contents">
      <style:text-properties officeooo:rsid="001aa68c" officeooo:paragraph-rsid="001aa68c"/>
    </style:style>
    <style:style style:name="P19" style:family="paragraph" style:parent-style-name="Table_20_Contents">
      <style:text-properties officeooo:rsid="001d1b38" officeooo:paragraph-rsid="001d1b38"/>
    </style:style>
    <style:style style:name="P20" style:family="paragraph" style:parent-style-name="Table_20_Contents">
      <style:text-properties officeooo:rsid="001da7e2" officeooo:paragraph-rsid="001da7e2"/>
    </style:style>
    <style:style style:name="P21" style:family="paragraph" style:parent-style-name="Table_20_Contents">
      <style:text-properties officeooo:rsid="001f2e92" officeooo:paragraph-rsid="001f2e92"/>
    </style:style>
    <style:style style:name="P22" style:family="paragraph" style:parent-style-name="Table_20_Contents">
      <style:text-properties officeooo:rsid="00216269" officeooo:paragraph-rsid="00216269"/>
    </style:style>
    <style:style style:name="P23" style:family="paragraph" style:parent-style-name="Table_20_Contents">
      <style:text-properties fo:language="en" fo:country="US" officeooo:rsid="002292e3" officeooo:paragraph-rsid="002292e3"/>
    </style:style>
    <style:style style:name="P24" style:family="paragraph" style:parent-style-name="Table_20_Contents">
      <style:text-properties fo:language="en" fo:country="US" officeooo:rsid="002861dd" officeooo:paragraph-rsid="002861dd"/>
    </style:style>
    <style:style style:name="P25" style:family="paragraph" style:parent-style-name="Table_20_Contents">
      <style:text-properties fo:language="en" fo:country="US" officeooo:rsid="002861dd" officeooo:paragraph-rsid="002e28d3"/>
    </style:style>
    <style:style style:name="P26" style:family="paragraph" style:parent-style-name="Table_20_Contents">
      <style:text-properties fo:language="en" fo:country="US" officeooo:rsid="002c1262" officeooo:paragraph-rsid="002c1262"/>
    </style:style>
    <style:style style:name="P27" style:family="paragraph" style:parent-style-name="Table_20_Contents">
      <style:text-properties fo:language="en" fo:country="US" officeooo:rsid="002c1262" officeooo:paragraph-rsid="002e28d3"/>
    </style:style>
    <style:style style:name="P28" style:family="paragraph" style:parent-style-name="Table_20_Contents">
      <style:text-properties fo:language="en" fo:country="US" officeooo:rsid="002c39e6" officeooo:paragraph-rsid="002c39e6"/>
    </style:style>
    <style:style style:name="P29" style:family="paragraph" style:parent-style-name="Table_20_Contents">
      <style:text-properties fo:language="en" fo:country="US" officeooo:rsid="002c7f7c" officeooo:paragraph-rsid="002c7f7c"/>
    </style:style>
    <style:style style:name="P30" style:family="paragraph" style:parent-style-name="Table_20_Contents">
      <style:text-properties fo:language="en" fo:country="US" officeooo:rsid="002cfe3b" officeooo:paragraph-rsid="002cfe3b"/>
    </style:style>
    <style:style style:name="P31" style:family="paragraph" style:parent-style-name="Table_20_Contents">
      <style:text-properties fo:language="en" fo:country="US" officeooo:rsid="002e28d3" officeooo:paragraph-rsid="002e28d3"/>
    </style:style>
    <style:style style:name="P32" style:family="paragraph" style:parent-style-name="Table_20_Contents">
      <style:text-properties officeooo:rsid="002292e3" officeooo:paragraph-rsid="002292e3"/>
    </style:style>
    <style:style style:name="P33" style:family="paragraph" style:parent-style-name="Table_20_Contents">
      <style:text-properties officeooo:rsid="0022e7ef" officeooo:paragraph-rsid="0022e7ef"/>
    </style:style>
    <style:style style:name="P34" style:family="paragraph" style:parent-style-name="Table_20_Contents">
      <style:text-properties officeooo:rsid="002861dd" officeooo:paragraph-rsid="002861dd"/>
    </style:style>
    <style:style style:name="P35" style:family="paragraph" style:parent-style-name="Table_20_Contents">
      <style:text-properties officeooo:rsid="002861dd" officeooo:paragraph-rsid="002e28d3"/>
    </style:style>
    <style:style style:name="P36" style:family="paragraph" style:parent-style-name="Table_20_Contents">
      <style:text-properties officeooo:paragraph-rsid="002c1262"/>
    </style:style>
    <style:style style:name="P37" style:family="paragraph" style:parent-style-name="Table_20_Contents">
      <style:text-properties officeooo:rsid="002c1262" officeooo:paragraph-rsid="002c1262"/>
    </style:style>
    <style:style style:name="P38" style:family="paragraph" style:parent-style-name="Table_20_Contents">
      <style:text-properties officeooo:rsid="002c1262" officeooo:paragraph-rsid="002c7f7c"/>
    </style:style>
    <style:style style:name="P39" style:family="paragraph" style:parent-style-name="Table_20_Contents">
      <style:text-properties officeooo:rsid="002c39e6" officeooo:paragraph-rsid="002c39e6"/>
    </style:style>
    <style:style style:name="P40" style:family="paragraph" style:parent-style-name="Table_20_Contents">
      <style:text-properties officeooo:rsid="002c7f7c" officeooo:paragraph-rsid="002c7f7c"/>
    </style:style>
    <style:style style:name="P41" style:family="paragraph" style:parent-style-name="Table_20_Contents">
      <style:paragraph-properties fo:text-align="center" style:justify-single-word="false"/>
      <style:text-properties officeooo:rsid="002c7f7c" officeooo:paragraph-rsid="002c7f7c"/>
    </style:style>
    <style:style style:name="P42" style:family="paragraph" style:parent-style-name="Table_20_Contents">
      <style:text-properties officeooo:rsid="002cfe3b" officeooo:paragraph-rsid="002cfe3b"/>
    </style:style>
    <style:style style:name="P43" style:family="paragraph" style:parent-style-name="Table_20_Contents">
      <style:text-properties officeooo:paragraph-rsid="002e28d3"/>
    </style:style>
    <style:style style:name="P44" style:family="paragraph" style:parent-style-name="Table_20_Contents">
      <style:text-properties officeooo:rsid="002e28d3" officeooo:paragraph-rsid="002e28d3"/>
    </style:style>
    <style:style style:name="P45" style:family="paragraph" style:parent-style-name="Text_20_body">
      <style:paragraph-properties fo:text-align="center" style:justify-single-word="false" fo:break-before="page"/>
      <style:text-properties officeooo:paragraph-rsid="0011e95c"/>
    </style:style>
    <style:style style:name="P46" style:family="paragraph" style:parent-style-name="Text_20_body">
      <style:text-properties fo:font-size="18pt" style:text-underline-style="solid" style:text-underline-width="auto" style:text-underline-color="font-color" fo:font-weight="bold" officeooo:rsid="0011e95c" officeooo:paragraph-rsid="0011e95c" style:font-size-asian="18pt" style:font-weight-asian="bold" style:font-size-complex="18pt" style:font-weight-complex="bold"/>
    </style:style>
    <style:style style:name="T1" style:family="text">
      <style:text-properties officeooo:rsid="000ef7ed"/>
    </style:style>
    <style:style style:name="T2" style:family="text">
      <style:text-properties officeooo:rsid="0011e95c"/>
    </style:style>
    <style:style style:name="T3" style:family="text">
      <style:text-properties fo:font-size="40pt" officeooo:rsid="0011e95c" style:font-size-asian="40pt" style:font-size-complex="40pt"/>
    </style:style>
    <style:style style:name="T4" style:family="text">
      <style:text-properties officeooo:rsid="0014668d"/>
    </style:style>
    <style:style style:name="T5" style:family="text">
      <style:text-properties officeooo:rsid="0015088b"/>
    </style:style>
    <style:style style:name="T6" style:family="text">
      <style:text-properties officeooo:rsid="0017d74c"/>
    </style:style>
    <style:style style:name="T7" style:family="text">
      <style:text-properties officeooo:rsid="00193f11"/>
    </style:style>
    <style:style style:name="T8" style:family="text">
      <style:text-properties officeooo:rsid="001c7a39"/>
    </style:style>
    <style:style style:name="T9" style:family="text">
      <style:text-properties officeooo:rsid="001d1b38"/>
    </style:style>
    <style:style style:name="T10" style:family="text">
      <style:text-properties officeooo:rsid="001da7e2"/>
    </style:style>
    <style:style style:name="T11" style:family="text">
      <style:text-properties fo:language="ru" fo:country="RU"/>
    </style:style>
    <style:style style:name="T12" style:family="text">
      <style:text-properties fo:language="ru" fo:country="RU" officeooo:rsid="00216269"/>
    </style:style>
    <style:style style:name="T13" style:family="text">
      <style:text-properties fo:language="ru" fo:country="RU" officeooo:rsid="002ae4d6"/>
    </style:style>
    <style:style style:name="T14" style:family="text">
      <style:text-properties fo:language="en" fo:country="US"/>
    </style:style>
    <style:style style:name="T15" style:family="text">
      <style:text-properties fo:language="en" fo:country="US" officeooo:rsid="00216269"/>
    </style:style>
    <style:style style:name="T16" style:family="text">
      <style:text-properties fo:language="en" fo:country="US" officeooo:rsid="0028f11a"/>
    </style:style>
    <style:style style:name="T17" style:family="text">
      <style:text-properties fo:language="en" fo:country="US" officeooo:rsid="002ae4d6"/>
    </style:style>
    <style:style style:name="T18" style:family="text">
      <style:text-properties officeooo:rsid="0020ed41"/>
    </style:style>
    <style:style style:name="T19" style:family="text">
      <style:text-properties officeooo:rsid="00216269"/>
    </style:style>
    <style:style style:name="T20" style:family="text">
      <style:text-properties officeooo:rsid="00227c48"/>
    </style:style>
    <style:style style:name="T21" style:family="text">
      <style:text-properties officeooo:rsid="0022e7ef"/>
    </style:style>
    <style:style style:name="T22" style:family="text">
      <style:text-properties officeooo:rsid="002c1262"/>
    </style:style>
    <style:style style:name="T23" style:family="text">
      <style:text-properties officeooo:rsid="002c7f7c"/>
    </style:style>
    <style:style style:name="T24" style:family="text">
      <style:text-properties officeooo:rsid="002e28d3"/>
    </style:style>
    <style:style style:name="T25" style:family="text">
      <style:text-properties officeooo:rsid="00311eee"/>
    </style:style>
    <style:style style:name="T2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7"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3">CM2040 MIDTERM REPORT</text:span></text:p>
      <text:p text:style-name="P46">D3) List of requirements:</text:p>
      <table:table table:name="Table1" table:style-name="Table1">
        <table:table-column table:style-name="Table1.A"/>
        <table:table-column table:style-name="Table1.B"/>
        <table:table-row table:style-name="TableLine2679718427216">
          <table:table-cell table:style-name="Table1.A1" table:number-columns-spanned="2" office:value-type="string">
            <text:p text:style-name="P3">R1: Home page: </text:p>
          </table:table-cell>
          <table:covered-table-cell/>
        </table:table-row>
        <table:table-row table:style-name="TableLine2679718427216">
          <table:table-cell table:style-name="Table1.A2" office:value-type="string">
            <text:p text:style-name="P1">R1A: Display the name of the web application. </text:p>
          </table:table-cell>
          <table:table-cell table:style-name="Table1.B2" office:value-type="string">
            <text:p text:style-name="P11">When the browser makes a request to the localhost:8089 (initial load), <text:span text:style-name="T4">routing script renders the home page – index.html (main.js line 14);</text:span></text:p>
            <text:p text:style-name="P11"><text:span text:style-name="T5">T</text:span><text:span text:style-name="T4">he home page template has </text:span><text:span text:style-name="T5">a header that includes application name (index.html line 13). </text:span></text:p>
          </table:table-cell>
        </table:table-row>
        <table:table-row table:style-name="TableLine2679718427216">
          <table:table-cell table:style-name="Table1.A3" office:value-type="string">
            <text:p text:style-name="P1">R1B: Display links to other pages or a navigation bar that contains links to other pages. </text:p>
          </table:table-cell>
          <table:table-cell table:style-name="Table1.B3" office:value-type="string">
            <text:p text:style-name="P12">Same page template includes navigation menu (index.html lines 15-21) that contains links to other pages like “About”, “List” or “Add device”.</text:p>
            <text:p text:style-name="P12"/>
          </table:table-cell>
        </table:table-row>
        <table:table-row table:style-name="TableLine2679718427216">
          <table:table-cell table:style-name="Table1.A12" office:value-type="string">
            <text:p text:style-name="P1"/>
          </table:table-cell>
          <table:table-cell table:style-name="Table1.B12" office:value-type="string">
            <text:p text:style-name="Table_20_Contents"/>
          </table:table-cell>
        </table:table-row>
        <table:table-row table:style-name="TableLine2679718427216">
          <table:table-cell table:style-name="Table1.A5" table:number-columns-spanned="2" office:value-type="string">
            <text:p text:style-name="P3">R2: About page: <text:s/></text:p>
          </table:table-cell>
          <table:covered-table-cell/>
        </table:table-row>
        <table:table-row table:style-name="TableLine2679718427216">
          <table:table-cell table:style-name="Table1.A12" office:value-type="string">
            <text:p text:style-name="P1">R2A: Display information about the web application including your name as the developer. Display a <text:span text:style-name="T1">l</text:span>ink to the home page or a navigation bar that contains <text:span text:style-name="T1">l</text:span>inks to other pages. </text:p>
          </table:table-cell>
          <table:table-cell table:style-name="Table1.B12" office:value-type="string">
            <text:p text:style-name="P12">Routing script handles requests to the about page on the line 20, and responds with render of the about.html page.</text:p>
            <text:p text:style-name="P12">As every other page it contains header, navigation menu, but also contains additional information about the web application, like purpose, information about tools used and author name. </text:p>
          </table:table-cell>
        </table:table-row>
        <table:table-row table:style-name="TableLine2679718427216">
          <table:table-cell table:style-name="Table1.A12" office:value-type="string">
            <text:p text:style-name="P1"/>
          </table:table-cell>
          <table:table-cell table:style-name="Table1.B12" office:value-type="string">
            <text:p text:style-name="Table_20_Contents"/>
          </table:table-cell>
        </table:table-row>
        <table:table-row table:style-name="TableLine2679718427216">
          <table:table-cell table:style-name="Table1.A5" table:number-columns-spanned="2" office:value-type="string">
            <text:p text:style-name="P3">R3: Add device page: </text:p>
          </table:table-cell>
          <table:covered-table-cell/>
        </table:table-row>
        <table:table-row table:style-name="TableLine2679718427216">
          <table:table-cell table:style-name="Table1.A12" office:value-type="string">
            <text:p text:style-name="P1">R3A: <text:s/>Display a form to users to add a new device to the database. The form should </text:p>
            <text:p text:style-name="Standard">consist of the following items: name of the device to be selected from a pre-defined set </text:p>
            <text:p text:style-name="Standard">of devices and other input fields such as on/off, open/close, temperature, volume, etc. </text:p>
            <text:p text:style-name="Standard">Depending on the chosen device other input fields might be applicable or not applicable. </text:p>
            <text:p text:style-name="Standard">The minimum number of devices in the <text:soft-page-break/>pre-defined list is 20. Display a link to the home </text:p>
            <text:p text:style-name="P1">page or a navigation bar that contains links to other pages. <text:s/></text:p>
          </table:table-cell>
          <table:table-cell table:style-name="Table1.B12" office:value-type="string">
            <text:p text:style-name="P13">When the user make an initial request to the “Add device page” (no params) the routing script makes a query to the database and renders “deviceAdd.html” with information about all available device types and information about properties of the initial type (main.js line 96).</text:p>
            <text:p text:style-name="P14">Page template (deviceAdd.html) holds input field for the device name (line 26), and uses template engine to parse information about device type into the table of radio inputs (lines 38-52). <text:span text:style-name="T6">There are 26 pre-built device type in this application.</text:span></text:p>
            <text:p text:style-name="P15">The rest of the form <text:span text:style-name="T6">is rendered by the template engine on the line 56 → the data itself is the HTML string, that is rendered on the fly in the asynchronous mode depending </text:span><text:soft-page-break/><text:span text:style-name="T6">on the user input. This approach allows user smooth experience, because there is no need to reload the page every time he want to choose another device type. This is dynamic page, because we need to show user different information based on the input. But dynamic approach requires logic </text:span><text:span text:style-name="T7">and the we handle it on the back-end, and return user only information he require (i.e. only applicable input fields). Function “dataToForm” (function.js line 35) creates wrapper, iterates over all properties of the selected device type, and add required input. Function “createInput” (function.js line 167) holds logic, decides what input should be prepared and handles additional options, like input ranges, max and min values, etc. </text:span></text:p>
            <text:p text:style-name="P16">Navigation menu is pre-built in the page template.(deviceAdd.html line 15).</text:p>
            <text:p text:style-name="P14"/>
          </table:table-cell>
        </table:table-row>
        <table:table-row table:style-name="TableLine2679718427216">
          <table:table-cell table:style-name="Table1.A12" office:value-type="string">
            <text:p text:style-name="P1">R3B: <text:s/>Collect form data to be passed to the back-end (database) and store the device </text:p>
            <text:p text:style-name="Standard">name and its corresponding initial status in the database. Each device item consists of </text:p>
            <text:p text:style-name="Standard">input fields such as name, <text:s/>on/off, <text:s/>open/close, <text:s/>temperature, <text:s/>volume, <text:s/>etc. <text:s/>Some fields </text:p>
            <text:p text:style-name="Standard">might not be applicable for some devices. As an example, <text:s/>the open/close field is not </text:p>
            <text:p text:style-name="Standard">related to a heating device but applies to a blind or a curtain, <text:s/>or a door. As another </text:p>
            <text:p text:style-name="Standard">example volume does not apply to the heating system, but the temperature does. Display </text:p>
            <text:p text:style-name="P1">a message indicating that add device operation has been done successfully. </text:p>
          </table:table-cell>
          <table:table-cell table:style-name="Table1.B12" office:value-type="string">
            <text:p text:style-name="P17">When the user fills the form and clicks the submit button application makes a POST request to the server with data, attached to the requests body. Routing script handles post request, sanitize user input and makes a query to add a new device to the database (main.js line 141 – for request, line 153 for the query). To prevent SQL injections, the back-end uses prepared MySQL statement with sanitized data, while form validation prevent the user from entering wrong data on the front-end.</text:p>
            <text:p text:style-name="P17">To handle non applicable fields “devices” table has default values for almost all settings, so if we input required fields, the rest will be automatically filled with NULL values. </text:p>
            <text:p text:style-name="P18">Depending on the status of the request, user will be redirected with the service message. We cant send data while redirecting, but, to work around this limitation and also to prevent user from querying directly, we use cookies to send some data to the user’s browser, to check that message request is valid, before executing it. If everything is OK, we redirect user to the list page to see the new device with success message (main.js line 164). On the other hand, if there is a problem with the Insert operation, we return him to the main page with the error message (main.js line 164). To handle redirects we use custom function, that prepares message, writes cookies to the user’s browser and redirect him with the system message parameter (functions.js line 403).</text:p>
          </table:table-cell>
        </table:table-row>
        <table:table-row table:style-name="TableLine2679718427216">
          <table:table-cell table:style-name="Table1.A12" office:value-type="string">
            <text:p text:style-name="P1">R3C: Improve R3B by automatically assigning ‘not applicable’ initial value to the fields </text:p>
            <text:p text:style-name="Standard"><text:soft-page-break/>that do not apply to the chosen device. It is even better to disable or hide those input </text:p>
            <text:p text:style-name="Standard">fields from users when adding a new device. As an example, if a user adds a new device </text:p>
            <text:p text:style-name="Standard">called ‘heating’ then the minimum required input fields to be displayed and initialised by </text:p>
            <text:p text:style-name="Standard">the user are: <text:s/>on/off and temperature and all other non-related input fields must be </text:p>
            <text:p text:style-name="P1">initialised to NA (not applicable) status. </text:p>
          </table:table-cell>
          <table:table-cell table:style-name="Table1.B12" office:value-type="string">
            <text:p text:style-name="P18">The input form for the add Device page will be based on the settings associated with the required device. We use table “properties” to store information about each device <text:soft-page-break/>type and applicable settings. Also, I cheated a bit, and used column names to store information about which input type to show user. The data inside the “properties” table <text:span text:style-name="T8">sets different options for this settings. For example: different devices can have different number of pre-built programs, or temperature ranges. Using this two tables, </text:span><text:span text:style-name="T9">we can create specialized forms that include only applicable settings and limit input values: so the user doesn’t have to deal with unnecessary settings or input fields.</text:span></text:p>
          </table:table-cell>
        </table:table-row>
        <table:table-row table:style-name="TableLine2679718427216">
          <table:table-cell table:style-name="Table1.A12" office:value-type="string">
            <text:p text:style-name="P1">R3D: Form validation, make sure all required form data is filled and also valid data is </text:p>
            <text:p text:style-name="Standard">entered by user. If required fields are empty or data is not valid, re-display the form to </text:p>
            <text:p text:style-name="Standard">the user with appropriate message to fill it again. As an example, entering a string or a </text:p>
            <text:p text:style-name="P1">value of 400 is not valid for the temperature of a ‘heating’ device. </text:p>
          </table:table-cell>
          <table:table-cell table:style-name="Table1.B12" office:value-type="string">
            <text:p text:style-name="P19">As I stated before, all validation is handled on the front-end, using HTML built in tools, like different input types and prefixes (<text:span text:style-name="T10">for example, deviceAdd.html line 26 show the use of prefixes </text:span>‘required’, ‘pattern’, ‘maxlength’, <text:span text:style-name="T10">line 45 uses input type radio with ‘checked’ prefix for the first type, etc.</text:span>).</text:p>
            <text:p text:style-name="P20">Using this tools we can guarantee that all required fields are filled before submission, and that all data are indeed in valid form.</text:p>
          </table:table-cell>
        </table:table-row>
        <table:table-row table:style-name="TableLine2679718427216">
          <table:table-cell table:style-name="Table1.A18" office:value-type="string">
            <text:p text:style-name="P1"/>
          </table:table-cell>
          <table:table-cell table:style-name="Table1.B16" office:value-type="string">
            <text:p text:style-name="Table_20_Contents"/>
          </table:table-cell>
        </table:table-row>
        <table:table-row table:style-name="TableLine2679718427216">
          <table:table-cell table:style-name="Table1.A5" table:number-columns-spanned="2" office:value-type="string">
            <text:p text:style-name="P4">R4: Show device status page</text:p>
          </table:table-cell>
          <table:covered-table-cell/>
        </table:table-row>
        <table:table-row table:style-name="TableLine2679718427216">
          <table:table-cell table:style-name="Table1.A18" office:value-type="string">
            <text:p text:style-name="P1">R4A: Display a list of already added devices and then let the user choose a device from </text:p>
            <text:p text:style-name="Standard">the list. Display a link to the home page or a navigation bar that contains links to other </text:p>
            <text:p text:style-name="P1">pages. </text:p>
          </table:table-cell>
          <table:table-cell table:style-name="Table1.B16" office:value-type="string">
            <text:p text:style-name="P20">If user queries device status, device update or device delete page without parameter that specifies the id of the device, we redirect him to the list page (main.js lines 179 – device status → list, lines 274 and 376 – device update → list and <text:span text:style-name="T14">line 456 device delete → list)</text:span>.</text:p>
            <text:p text:style-name="P20">Device status and device update have their own page templates which include navigation menu (deviceStatus.html and deviceUpdate.html line 16)</text:p>
          </table:table-cell>
        </table:table-row>
        <table:table-row table:style-name="TableLine2679718427216">
          <table:table-cell table:style-name="Table1.A18" office:value-type="string">
            <text:p text:style-name="P1">R4B: Display data related to the chosen device found in the database to users including </text:p>
            <text:p text:style-name="P1">name, and related settings. As an example, if TV is selected related settings would be on/off setting, volume, and channel. If the heating system is chosen minimum settings, are on/off and temperature. Display a message to the user if not found. </text:p>
          </table:table-cell>
          <table:table-cell table:style-name="Table1.B16" office:value-type="string">
            <text:p text:style-name="P21">When user queries this page with ID parameter, routing scripts checks database to confirm that such device exists <text:span text:style-name="T19">(main.js line 188)</text:span>. If <text:span text:style-name="T18">ID is valid, then the </text:span><text:span text:style-name="T19">server get information about device settings from the database, prepare</text:span><text:span text:style-name="T15"> </text:span><text:span text:style-name="T12">H</text:span><text:span text:style-name="T15">TML</text:span><text:span text:style-name="T15"> </text:span><text:span text:style-name="T19">form and render it on the template (line 243). If device ID is not valid → user is redirected to the main page with error message (line 215).</text:span></text:p>
          </table:table-cell>
        </table:table-row>
        <table:table-row table:style-name="TableLine2679718427216">
          <table:table-cell table:style-name="Table1.A18" office:value-type="string">
            <text:p text:style-name="P1">R4C: Improve R4B by automatically hiding input fields that do not apply to the chosen </text:p>
            <text:p text:style-name="P1">device. </text:p>
          </table:table-cell>
          <table:table-cell table:style-name="Table1.B18" table:number-rows-spanned="2" office:value-type="string">
            <text:p text:style-name="P22">Function <text:span text:style-name="T20">cleanQuery (functions.js line 8) skips NULL settings, and later we create user form ONLY FOR applicable settings. As for user friendly visuals → input form types provide more intuitive interface with buttons, </text:span><text:soft-page-break/><text:span text:style-name="T20">range sliders, color pickers and time schedules (functions.js lines 179 - 277).</text:span></text:p>
          </table:table-cell>
        </table:table-row>
        <table:table-row table:style-name="TableLine2679718427216">
          <table:table-cell table:style-name="Table1.A18" office:value-type="string">
            <text:p text:style-name="P1">R4D: Going beyond by improving R4B and R4C, by a graphical display of the device </text:p>
            <text:p text:style-name="P1">settings like a dashboard. <text:s/></text:p>
          </table:table-cell>
          <table:covered-table-cell table:style-name="Table1.B18"/>
        </table:table-row>
        <table:table-row table:style-name="TableLine2679718427216">
          <table:table-cell table:style-name="Table1.A23" office:value-type="string">
            <text:p text:style-name="P1"/>
          </table:table-cell>
          <table:table-cell table:style-name="Table1.B22" office:value-type="string">
            <text:p text:style-name="Table_20_Contents"/>
          </table:table-cell>
        </table:table-row>
        <table:table-row table:style-name="TableLine2679718427216">
          <table:table-cell table:style-name="Table1.A5" table:number-columns-spanned="2" office:value-type="string">
            <text:p text:style-name="P3">R5: Update device status page </text:p>
          </table:table-cell>
          <table:covered-table-cell/>
        </table:table-row>
        <table:table-row table:style-name="TableLine2679718427216">
          <table:table-cell table:style-name="Table1.A23" office:value-type="string">
            <text:p text:style-name="P1">R5A: Display a list of already added devices and then let the user choose a device from </text:p>
            <text:p text:style-name="Standard">the list. Display a link to the home page or a navigation bar that contains links to other </text:p>
            <text:p text:style-name="P1">pages. </text:p>
          </table:table-cell>
          <table:table-cell table:style-name="Table1.B22" office:value-type="string">
            <text:p text:style-name="P33">Same as R4A.</text:p>
          </table:table-cell>
        </table:table-row>
        <table:table-row table:style-name="TableLine2679718427216">
          <table:table-cell table:style-name="Table1.A23" office:value-type="string">
            <text:p text:style-name="P1">R5B: Display data related to the chosen device found in the database to users including </text:p>
            <text:p text:style-name="Standard">name, and related settings. As an example, if TV is selected related settings would be </text:p>
            <text:p text:style-name="Standard">on/off setting, volume, and channel. If the heating system is chosen minimum settings, </text:p>
            <text:p text:style-name="Standard">are on/off and temperature, <text:s/>so users can update each field. <text:s/>Collect form data to be </text:p>
            <text:p text:style-name="Standard">passed to the back-end <text:s/>(database) <text:s/>and store updated device status in the database. </text:p>
            <text:p text:style-name="P1">Display a message indicating the update operation has been done. </text:p>
          </table:table-cell>
          <table:table-cell table:style-name="Table1.B22" office:value-type="string">
            <text:p text:style-name="P33">Same as R4B. The only difference is that form created for this operation allow data modification and re-submission (achieved through optional flag for the createInput function (main.js line 231 – locked form, line 330 – unlocked one). In the end, again, redirect with service message, depending on the result.</text:p>
          </table:table-cell>
        </table:table-row>
        <table:table-row table:style-name="TableLine2679718427216">
          <table:table-cell table:style-name="Table1.A23" office:value-type="string">
            <text:p text:style-name="P1">R5C: Improve R5B by automatically hiding input fields that do not apply to the chosen </text:p>
            <text:p text:style-name="P1">device. </text:p>
          </table:table-cell>
          <table:table-cell table:style-name="Table1.B24" table:number-rows-spanned="2" office:value-type="string">
            <text:p text:style-name="P33">Same as R4C and R4D</text:p>
          </table:table-cell>
        </table:table-row>
        <table:table-row table:style-name="TableLine2679718427216">
          <table:table-cell table:style-name="Table1.A27" office:value-type="string">
            <text:p text:style-name="P1">R5D: Going beyond by improving R5B and R5C. Improvement could be achieved by </text:p>
            <text:p text:style-name="Standard">letting the user update device status through a graphical display of the device settings </text:p>
            <text:p text:style-name="P1">like a dashboard. </text:p>
          </table:table-cell>
          <table:covered-table-cell table:style-name="Table1.B24"/>
        </table:table-row>
        <table:table-row table:style-name="TableLine2679718427216">
          <table:table-cell table:style-name="Table1.A27" office:value-type="string">
            <text:p text:style-name="P1"/>
          </table:table-cell>
          <table:table-cell table:style-name="Table1.B27" office:value-type="string">
            <text:p text:style-name="Table_20_Contents"/>
          </table:table-cell>
        </table:table-row>
        <table:table-row table:style-name="TableLine2679718427216">
          <table:table-cell table:style-name="Table1.A5" table:number-columns-spanned="2" office:value-type="string">
            <text:p text:style-name="P4">R6: Delete device page </text:p>
          </table:table-cell>
          <table:covered-table-cell/>
        </table:table-row>
        <table:table-row table:style-name="TableLine2679718427216">
          <table:table-cell table:style-name="Table1.A27" office:value-type="string">
            <text:p text:style-name="P1">R6A: Display a list of already added devices and then let the user choose a <text:soft-page-break/>device from </text:p>
            <text:p text:style-name="Standard">the list to be deleted. Display a link to the home page or a navigation bar that contains </text:p>
            <text:p text:style-name="P1">links to other pages. </text:p>
          </table:table-cell>
          <table:table-cell table:style-name="Table1.B27" office:value-type="string">
            <text:p text:style-name="P33">Same as R4A.</text:p>
            <text:p text:style-name="P23">I made delete page, but later decided not to use it, because <text:soft-page-break/>we don’t need to show anything unique (list page already exists) worth full page. Delete is mostly operation, and we can use another pages to show status message. Rather than delete page, I created List page, that handles different actions and also has navigation menu there (list.html line 15).</text:p>
            <text:p text:style-name="P23"/>
          </table:table-cell>
        </table:table-row>
        <table:table-row table:style-name="TableLine2679718427216">
          <table:table-cell table:style-name="Table1.A28" office:value-type="string">
            <text:p text:style-name="P1">R6B: It is always a good practice to ask for the user’s confirmation before the delete </text:p>
            <text:p text:style-name="Standard">operation. Ask the user 'Are you sure?' then if confirmed, delete the chosen device and </text:p>
            <text:p text:style-name="Standard">related data from the database by collecting form data related to the device name to be </text:p>
            <text:p text:style-name="Standard">passed to the back-end <text:s/>(database) <text:s/>and performing delete operation on the database. </text:p>
            <text:p text:style-name="P1">Display a message indicating the delete operation has been done successfully. </text:p>
          </table:table-cell>
          <table:table-cell table:style-name="Table1.B28" office:value-type="string">
            <text:p text:style-name="P32">To prevent accidents, I used JS confirm function, to prompt the user (list.html line 52). If user confirms, the link <text:span text:style-name="T21">makes request “deviceDelete” request with appropriate parameter (line 51). This operation ends with redirect and service message – depending on the operation status (success or error).</text:span></text:p>
          </table:table-cell>
        </table:table-row>
      </table:table>
      <text:p text:style-name="P1"/>
      <text:p text:style-name="P2"><text:span text:style-name="T26">D4) Database structure:</text:span></text:p>
      <text:p text:style-name="P5"/>
      <text:p text:style-name="P10">Table 1 – Properties</text:p>
      <table:table table:name="Table2" table:style-name="Table2">
        <table:table-column table:style-name="Table2.A"/>
        <table:table-column table:style-name="Table2.B"/>
        <table:table-column table:style-name="Table2.C"/>
        <table:table-row table:style-name="TableLine2679960976080">
          <table:table-cell table:style-name="Table2.A1" office:value-type="string">
            <text:p text:style-name="P26">Field name</text:p>
          </table:table-cell>
          <table:table-cell table:style-name="Table2.A1" office:value-type="string">
            <text:p text:style-name="P34">Data type</text:p>
          </table:table-cell>
          <table:table-cell table:style-name="Table2.C1" office:value-type="string">
            <text:p text:style-name="P26">Purpose</text:p>
          </table:table-cell>
        </table:table-row>
        <table:table-row table:style-name="TableLine2679960976080">
          <table:table-cell table:style-name="Table2.A2" office:value-type="string">
            <text:p text:style-name="P24">type</text:p>
          </table:table-cell>
          <table:table-cell table:style-name="Table2.A2" office:value-type="string">
            <text:p text:style-name="P36"><text:span text:style-name="T22">v</text:span>archar(50), <text:span text:style-name="T16">PRIMARY KEY</text:span></text:p>
          </table:table-cell>
          <table:table-cell table:style-name="Table2.C2" office:value-type="string">
            <text:p text:style-name="P26">Device type name to identify available list of settings and value ranges</text:p>
          </table:table-cell>
        </table:table-row>
        <table:table-row table:style-name="TableLine2679960976080">
          <table:table-cell table:style-name="Table2.A2" office:value-type="string">
            <text:p text:style-name="P34">status[radio]</text:p>
          </table:table-cell>
          <table:table-cell table:style-name="Table2.A2" office:value-type="string">
            <text:p text:style-name="P36">set('on','off'), <text:span text:style-name="T17">NOT NULL</text:span></text:p>
          </table:table-cell>
          <table:table-cell table:style-name="Table2.C2" office:value-type="string">
            <text:p text:style-name="P26">Device status: On or Off<text:span text:style-name="T11">,</text:span></text:p>
            <text:p text:style-name="P26">all devices have this setting</text:p>
          </table:table-cell>
        </table:table-row>
        <table:table-row table:style-name="TableLine2679960976080">
          <table:table-cell table:style-name="Table2.A2" office:value-type="string">
            <text:p text:style-name="P34">schedule_start[radio]</text:p>
          </table:table-cell>
          <table:table-cell table:style-name="Table2.A2" office:value-type="string">
            <text:p text:style-name="Table_20_Contents">set('on','off'), <text:span text:style-name="T22">DEFAULT NULL</text:span></text:p>
          </table:table-cell>
          <table:table-cell table:style-name="Table2.C2" office:value-type="string">
            <text:p text:style-name="P37">Schedule activation mode</text:p>
          </table:table-cell>
        </table:table-row>
        <table:table-row table:style-name="TableLine2679960976080">
          <table:table-cell table:style-name="Table2.A2" office:value-type="string">
            <text:p text:style-name="P34">start_time[datetime]</text:p>
          </table:table-cell>
          <table:table-cell table:style-name="Table2.A2" office:value-type="string">
            <text:p text:style-name="Table_20_Contents">datetime, DEFAULT NULL</text:p>
          </table:table-cell>
          <table:table-cell table:style-name="Table2.C2" office:value-type="string">
            <text:p text:style-name="P37">Schedule activation date+time</text:p>
          </table:table-cell>
        </table:table-row>
        <table:table-row table:style-name="TableLine2679960976080">
          <table:table-cell table:style-name="Table2.A2" office:value-type="string">
            <text:p text:style-name="P34">program[range]</text:p>
          </table:table-cell>
          <table:table-cell table:style-name="Table2.A2" office:value-type="string">
            <text:p text:style-name="Table_20_Contents">varchar(16), DEFAULT NULL</text:p>
          </table:table-cell>
          <table:table-cell table:style-name="Table2.C2" office:value-type="string">
            <text:p text:style-name="P28">Pre-built program / work mode</text:p>
          </table:table-cell>
        </table:table-row>
        <table:table-row table:style-name="TableLine2679960976080">
          <table:table-cell table:style-name="Table2.A2" office:value-type="string">
            <text:p text:style-name="P34">silent_mode[radio]</text:p>
          </table:table-cell>
          <table:table-cell table:style-name="Table2.A2" office:value-type="string">
            <text:p text:style-name="Table_20_Contents">set('on','off'), DEFAULT NULL</text:p>
          </table:table-cell>
          <table:table-cell table:style-name="Table2.C2" office:value-type="string">
            <text:p text:style-name="P28">Low noise work mode</text:p>
          </table:table-cell>
        </table:table-row>
        <table:table-row table:style-name="TableLine2679960976080">
          <table:table-cell table:style-name="Table2.A2" office:value-type="string">
            <text:p text:style-name="P34">ionization_mode[radio]</text:p>
          </table:table-cell>
          <table:table-cell table:style-name="Table2.A2" office:value-type="string">
            <text:p text:style-name="Table_20_Contents">set('on','off'), DEFAULT NULL</text:p>
          </table:table-cell>
          <table:table-cell table:style-name="Table2.C2" office:value-type="string">
            <text:p text:style-name="P39">Active ionization work mode</text:p>
          </table:table-cell>
        </table:table-row>
        <table:table-row table:style-name="TableLine2679960976080">
          <table:table-cell table:style-name="Table2.A2" office:value-type="string">
            <text:p text:style-name="P34">air_conditioning[radio]</text:p>
          </table:table-cell>
          <table:table-cell table:style-name="Table2.A2" office:value-type="string">
            <text:p text:style-name="Table_20_Contents">set('on','off'), DEFAULT NULL</text:p>
          </table:table-cell>
          <table:table-cell table:style-name="Table2.C2" office:value-type="string">
            <text:p text:style-name="P39">Air conditioning work mode</text:p>
          </table:table-cell>
        </table:table-row>
        <table:table-row table:style-name="TableLine2679960976080">
          <table:table-cell table:style-name="Table2.A2" office:value-type="string">
            <text:p text:style-name="P34">flow_temperature,_°C[range]</text:p>
          </table:table-cell>
          <table:table-cell table:style-name="Table2.A2" office:value-type="string">
            <text:p text:style-name="Table_20_Contents">varchar(16), DEFAULT NULL</text:p>
          </table:table-cell>
          <table:table-cell table:style-name="Table2.C2" office:value-type="string">
            <text:p text:style-name="P39">Temperature: water, hot air, etc</text:p>
          </table:table-cell>
        </table:table-row>
        <table:table-row table:style-name="TableLine2679960976080">
          <table:table-cell table:style-name="Table2.A2" office:value-type="string">
            <text:p text:style-name="P34">brightness,_%[range]</text:p>
          </table:table-cell>
          <table:table-cell table:style-name="Table2.A2" office:value-type="string">
            <text:p text:style-name="Table_20_Contents">varchar(16), DEFAULT NULL</text:p>
          </table:table-cell>
          <table:table-cell table:style-name="Table2.C2" office:value-type="string">
            <text:p text:style-name="P39">Illumination / screen brightness </text:p>
          </table:table-cell>
        </table:table-row>
        <table:table-row table:style-name="TableLine2679960976080">
          <table:table-cell table:style-name="Table2.A2" office:value-type="string">
            <text:p text:style-name="P34">lights_color[color]</text:p>
          </table:table-cell>
          <table:table-cell table:style-name="Table2.A2" office:value-type="string">
            <text:p text:style-name="Table_20_Contents">varchar(<text:span text:style-name="T13">7</text:span>), DEFAULT NULL</text:p>
          </table:table-cell>
          <table:table-cell table:style-name="Table2.C2" office:value-type="string">
            <text:p text:style-name="P39">Illumination color </text:p>
          </table:table-cell>
        </table:table-row>
        <table:table-row table:style-name="TableLine2679960976080">
          <table:table-cell table:style-name="Table2.A2" office:value-type="string">
            <text:p text:style-name="P34">speed,_RPM[range]</text:p>
          </table:table-cell>
          <table:table-cell table:style-name="Table2.A2" office:value-type="string">
            <text:p text:style-name="Table_20_Contents">varchar(16), DEFAULT NULL</text:p>
          </table:table-cell>
          <table:table-cell table:style-name="Table2.C2" office:value-type="string">
            <text:p text:style-name="P39">Device work speed</text:p>
          </table:table-cell>
        </table:table-row>
        <table:table-row table:style-name="TableLine2679960976080">
          <table:table-cell table:style-name="Table2.A2" office:value-type="string">
            <text:p text:style-name="P34">resolution[radio]</text:p>
          </table:table-cell>
          <table:table-cell table:style-name="Table2.A2" office:value-type="string">
            <text:p text:style-name="Table_20_Contents">set('320p','480p','720p','1080p'), <text:soft-page-break/>DEFAULT NULL</text:p>
          </table:table-cell>
          <table:table-cell table:style-name="Table2.C2" office:value-type="string">
            <text:p text:style-name="P39">Graphical resolution</text:p>
          </table:table-cell>
        </table:table-row>
        <table:table-row table:style-name="TableLine2679960976080">
          <table:table-cell table:style-name="Table2.A2" office:value-type="string">
            <text:p text:style-name="P34">night_mode[radio]</text:p>
          </table:table-cell>
          <table:table-cell table:style-name="Table2.A2" office:value-type="string">
            <text:p text:style-name="Table_20_Contents">set('on','off'), DEFAULT NULL</text:p>
          </table:table-cell>
          <table:table-cell table:style-name="Table2.C2" office:value-type="string">
            <text:p text:style-name="P40">Low brightness work mode</text:p>
          </table:table-cell>
        </table:table-row>
        <table:table-row table:style-name="TableLine2679960976080">
          <table:table-cell table:style-name="Table2.A2" office:value-type="string">
            <text:p text:style-name="P34">password[text]</text:p>
          </table:table-cell>
          <table:table-cell table:style-name="Table2.A2" office:value-type="string">
            <text:p text:style-name="Table_20_Contents">varchar(16), DEFAULT NULL</text:p>
          </table:table-cell>
          <table:table-cell table:style-name="Table2.C2" office:value-type="string">
            <text:p text:style-name="P40">Device password</text:p>
          </table:table-cell>
        </table:table-row>
        <table:table-row table:style-name="TableLine2679960976080">
          <table:table-cell table:style-name="Table2.A2" office:value-type="string">
            <text:p text:style-name="P34">force_lock[radio]</text:p>
          </table:table-cell>
          <table:table-cell table:style-name="Table2.A2" office:value-type="string">
            <text:p text:style-name="Table_20_Contents">set('on','off'), DEFAULT NULL</text:p>
          </table:table-cell>
          <table:table-cell table:style-name="Table2.C2" office:value-type="string">
            <text:p text:style-name="P40">Force lock device</text:p>
          </table:table-cell>
        </table:table-row>
        <table:table-row table:style-name="TableLine2679960976080">
          <table:table-cell table:style-name="Table2.A2" office:value-type="string">
            <text:p text:style-name="P34">blinds[radio]</text:p>
          </table:table-cell>
          <table:table-cell table:style-name="Table2.A2" office:value-type="string">
            <text:p text:style-name="Table_20_Contents">set('open','close'), DEFAULT NULL</text:p>
          </table:table-cell>
          <table:table-cell table:style-name="Table2.C2" office:value-type="string">
            <text:p text:style-name="P40">Blinds state</text:p>
          </table:table-cell>
        </table:table-row>
        <table:table-row table:style-name="TableLine2679960976080">
          <table:table-cell table:style-name="Table2.A2" office:value-type="string">
            <text:p text:style-name="P34">flow_rate,_%[range]</text:p>
          </table:table-cell>
          <table:table-cell table:style-name="Table2.A2" office:value-type="string">
            <text:p text:style-name="Table_20_Contents">varchar(16), DEFAULT NULL</text:p>
          </table:table-cell>
          <table:table-cell table:style-name="Table2.C2" office:value-type="string">
            <text:p text:style-name="P40">Rate of the work flow: water, air</text:p>
          </table:table-cell>
        </table:table-row>
        <table:table-row table:style-name="TableLine2679960976080">
          <table:table-cell table:style-name="Table2.A2" office:value-type="string">
            <text:p text:style-name="P34">section_1_temperature,_°C[range]</text:p>
          </table:table-cell>
          <table:table-cell table:style-name="Table2.A2" office:value-type="string">
            <text:p text:style-name="Table_20_Contents">varchar(16), DEFAULT NULL</text:p>
          </table:table-cell>
          <table:table-cell table:style-name="Table2.C20" table:number-rows-spanned="4" office:value-type="string">
            <text:p text:style-name="P41">Temperature of the specific section</text:p>
          </table:table-cell>
        </table:table-row>
        <table:table-row table:style-name="TableLine2679960976080">
          <table:table-cell table:style-name="Table2.A2" office:value-type="string">
            <text:p text:style-name="P34">section_2_temperature,_°C[range]</text:p>
          </table:table-cell>
          <table:table-cell table:style-name="Table2.A2" office:value-type="string">
            <text:p text:style-name="Table_20_Contents">varchar(16), DEFAULT NULL</text:p>
          </table:table-cell>
          <table:covered-table-cell table:style-name="Table2.C2"/>
        </table:table-row>
        <table:table-row table:style-name="TableLine2679960976080">
          <table:table-cell table:style-name="Table2.A2" office:value-type="string">
            <text:p text:style-name="P34">section_3_temperature,_°C[range]</text:p>
          </table:table-cell>
          <table:table-cell table:style-name="Table2.A2" office:value-type="string">
            <text:p text:style-name="Table_20_Contents">varchar(16), DEFAULT NULL</text:p>
          </table:table-cell>
          <table:covered-table-cell table:style-name="Table2.C2"/>
        </table:table-row>
        <table:table-row table:style-name="TableLine2679960976080">
          <table:table-cell table:style-name="Table2.A2" office:value-type="string">
            <text:p text:style-name="P34">freezer_temperature,_°C[range]</text:p>
          </table:table-cell>
          <table:table-cell table:style-name="Table2.A2" office:value-type="string">
            <text:p text:style-name="Table_20_Contents">varchar(16), DEFAULT NULL</text:p>
          </table:table-cell>
          <table:covered-table-cell table:style-name="Table2.C2"/>
        </table:table-row>
        <table:table-row table:style-name="Table2.24">
          <table:table-cell table:style-name="Table2.A2" office:value-type="string">
            <text:p text:style-name="P34">ice_maker[radio]</text:p>
          </table:table-cell>
          <table:table-cell table:style-name="Table2.A2" office:value-type="string">
            <text:p text:style-name="Table_20_Contents">set('on','off'), DEFAULT NULL</text:p>
          </table:table-cell>
          <table:table-cell table:style-name="Table2.C2" office:value-type="string">
            <text:p text:style-name="P40">Activate ice maker mode</text:p>
          </table:table-cell>
        </table:table-row>
        <table:table-row table:style-name="TableLine2679960976080">
          <table:table-cell table:style-name="Table2.A2" office:value-type="string">
            <text:p text:style-name="P34">notes[text]</text:p>
          </table:table-cell>
          <table:table-cell table:style-name="Table2.A2" office:value-type="string">
            <text:p text:style-name="Table_20_Contents">varchar(<text:span text:style-name="T13">255</text:span>), DEFAULT NULL</text:p>
          </table:table-cell>
          <table:table-cell table:style-name="Table2.C2" office:value-type="string">
            <text:p text:style-name="P40">Just a simple information note</text:p>
          </table:table-cell>
        </table:table-row>
        <table:table-row table:style-name="TableLine2679960976080">
          <table:table-cell table:style-name="Table2.A2" office:value-type="string">
            <text:p text:style-name="P34">delicate_mode[radio]</text:p>
          </table:table-cell>
          <table:table-cell table:style-name="Table2.A2" office:value-type="string">
            <text:p text:style-name="Table_20_Contents">set('on','off'), DEFAULT NULL</text:p>
          </table:table-cell>
          <table:table-cell table:style-name="Table2.C2" office:value-type="string">
            <text:p text:style-name="P29">Activate delicate work mode</text:p>
          </table:table-cell>
        </table:table-row>
        <table:table-row table:style-name="TableLine2679960976080">
          <table:table-cell table:style-name="Table2.A2" office:value-type="string">
            <text:p text:style-name="P34">alarm_clock[radio]</text:p>
          </table:table-cell>
          <table:table-cell table:style-name="Table2.A2" office:value-type="string">
            <text:p text:style-name="Table_20_Contents">set('on','off'), DEFAULT NULL</text:p>
          </table:table-cell>
          <table:table-cell table:style-name="Table2.C2" office:value-type="string">
            <text:p text:style-name="P40">Activate timed alarm</text:p>
          </table:table-cell>
        </table:table-row>
        <table:table-row table:style-name="TableLine2679960976080">
          <table:table-cell table:style-name="Table2.A2" office:value-type="string">
            <text:p text:style-name="P34">alarm_time[time]</text:p>
          </table:table-cell>
          <table:table-cell table:style-name="Table2.A2" office:value-type="string">
            <text:p text:style-name="Table_20_Contents">time(6), DEFAULT NULL</text:p>
          </table:table-cell>
          <table:table-cell table:style-name="Table2.C2" office:value-type="string">
            <text:p text:style-name="P40">Timed alarm timer</text:p>
          </table:table-cell>
        </table:table-row>
        <table:table-row table:style-name="TableLine2679960976080">
          <table:table-cell table:style-name="Table2.A2" office:value-type="string">
            <text:p text:style-name="P34">wattage,_W[range]</text:p>
          </table:table-cell>
          <table:table-cell table:style-name="Table2.A2" office:value-type="string">
            <text:p text:style-name="Table_20_Contents">varchar(16), DEFAULT NULL</text:p>
          </table:table-cell>
          <table:table-cell table:style-name="Table2.C2" office:value-type="string">
            <text:p text:style-name="P40">Adjust power mode</text:p>
          </table:table-cell>
        </table:table-row>
        <table:table-row table:style-name="TableLine2679960976080">
          <table:table-cell table:style-name="Table2.A2" office:value-type="string">
            <text:p text:style-name="P34">steam_preheat[radio]</text:p>
          </table:table-cell>
          <table:table-cell table:style-name="Table2.A2" office:value-type="string">
            <text:p text:style-name="Table_20_Contents">set('on','off'), DEFAULT NULL</text:p>
          </table:table-cell>
          <table:table-cell table:style-name="Table2.C2" office:value-type="string">
            <text:p text:style-name="P40">Preheat stem in coffee machine</text:p>
          </table:table-cell>
        </table:table-row>
        <table:table-row table:style-name="TableLine2679960976080">
          <table:table-cell table:style-name="Table2.A2" office:value-type="string">
            <text:p text:style-name="P34">processor_setting[radio]</text:p>
          </table:table-cell>
          <table:table-cell table:style-name="Table2.A2" office:value-type="string">
            <text:p text:style-name="Table_20_Contents">set('low','high','pulse'), DEFAULT NULL</text:p>
          </table:table-cell>
          <table:table-cell table:style-name="Table2.C2" office:value-type="string">
            <text:p text:style-name="P40">Food processor work settings</text:p>
          </table:table-cell>
        </table:table-row>
        <table:table-row table:style-name="TableLine2679960976080">
          <table:table-cell table:style-name="Table2.A2" office:value-type="string">
            <text:p text:style-name="P34">channel[range]</text:p>
          </table:table-cell>
          <table:table-cell table:style-name="Table2.A2" office:value-type="string">
            <text:p text:style-name="Table_20_Contents">varchar(16), DEFAULT NULL</text:p>
          </table:table-cell>
          <table:table-cell table:style-name="Table2.C2" office:value-type="string">
            <text:p text:style-name="P40">Radio or TV channel</text:p>
          </table:table-cell>
        </table:table-row>
        <table:table-row table:style-name="TableLine2679960976080">
          <table:table-cell table:style-name="Table2.A2" office:value-type="string">
            <text:p text:style-name="P34">volume,_%[range]</text:p>
          </table:table-cell>
          <table:table-cell table:style-name="Table2.A2" office:value-type="string">
            <text:p text:style-name="Table_20_Contents">varchar(16), DEFAULT NULL</text:p>
          </table:table-cell>
          <table:table-cell table:style-name="Table2.C2" office:value-type="string">
            <text:p text:style-name="P40">Sound volume</text:p>
          </table:table-cell>
        </table:table-row>
        <table:table-row table:style-name="TableLine2679960976080">
          <table:table-cell table:style-name="Table2.A2" office:value-type="string">
            <text:p text:style-name="P34">schedule_stop[radio]</text:p>
          </table:table-cell>
          <table:table-cell table:style-name="Table2.A2" office:value-type="string">
            <text:p text:style-name="Table_20_Contents">set('on','off'), DEFAULT NULL</text:p>
          </table:table-cell>
          <table:table-cell table:style-name="Table2.C2" office:value-type="string">
            <text:p text:style-name="P37">Schedule <text:span text:style-name="T23">deactivation</text:span> mode</text:p>
          </table:table-cell>
        </table:table-row>
        <table:table-row table:style-name="TableLine2679960976080">
          <table:table-cell table:style-name="Table2.A2" office:value-type="string">
            <text:p text:style-name="P34">stop_time[datetime]</text:p>
          </table:table-cell>
          <table:table-cell table:style-name="Table2.A2" office:value-type="string">
            <text:p text:style-name="Table_20_Contents">datetime(6), DEFAULT NULL</text:p>
          </table:table-cell>
          <table:table-cell table:style-name="Table2.C2" office:value-type="string">
            <text:p text:style-name="P38">Schedule <text:span text:style-name="T23">deactivation</text:span> date+time</text:p>
          </table:table-cell>
        </table:table-row>
        <table:table-row table:style-name="TableLine2679960976080">
          <table:table-cell table:style-name="Table2.A2" office:value-type="string">
            <text:p text:style-name="P34">find/play_track[text]</text:p>
          </table:table-cell>
          <table:table-cell table:style-name="Table2.A2" office:value-type="string">
            <text:p text:style-name="Table_20_Contents">varchar(<text:span text:style-name="T13">64</text:span>), DEFAULT NULL</text:p>
          </table:table-cell>
          <table:table-cell table:style-name="Table2.C2" office:value-type="string">
            <text:p text:style-name="P40">Track name and author for autoplay mode</text:p>
          </table:table-cell>
        </table:table-row>
        <table:table-row table:style-name="TableLine2679960976080">
          <table:table-cell table:style-name="Table2.A2" office:value-type="string">
            <text:p text:style-name="P34">auto_play[radio]</text:p>
          </table:table-cell>
          <table:table-cell table:style-name="Table2.A2" office:value-type="string">
            <text:p text:style-name="Table_20_Contents">set('on','off'), DEFAULT NULL</text:p>
          </table:table-cell>
          <table:table-cell table:style-name="Table2.C2" office:value-type="string">
            <text:p text:style-name="P30">Autoplay mode, to find and play tracks automatically</text:p>
          </table:table-cell>
        </table:table-row>
        <table:table-row table:style-name="TableLine2679960976080">
          <table:table-cell table:style-name="Table2.A2" office:value-type="string">
            <text:p text:style-name="P34">bass_boost[radio]</text:p>
          </table:table-cell>
          <table:table-cell table:style-name="Table2.A2" office:value-type="string">
            <text:p text:style-name="Table_20_Contents">set('on','off'), DEFAULT NULL</text:p>
          </table:table-cell>
          <table:table-cell table:style-name="Table2.C2" office:value-type="string">
            <text:p text:style-name="P42">Activate bass boost</text:p>
          </table:table-cell>
        </table:table-row>
        <table:table-row table:style-name="TableLine2679960976080">
          <table:table-cell table:style-name="Table2.A2" office:value-type="string">
            <text:p text:style-name="P34">activate_camera[radio]</text:p>
          </table:table-cell>
          <table:table-cell table:style-name="Table2.A2" office:value-type="string">
            <text:p text:style-name="Table_20_Contents">set('on','off'), DEFAULT NULL</text:p>
          </table:table-cell>
          <table:table-cell table:style-name="Table2.C2" office:value-type="string">
            <text:p text:style-name="P42">Activate <text:span text:style-name="T11">device’s</text:span> video channel</text:p>
          </table:table-cell>
        </table:table-row>
        <table:table-row table:style-name="TableLine2679960976080">
          <table:table-cell table:style-name="Table2.A2" office:value-type="string">
            <text:p text:style-name="P34">activate_voice_channel[radio]</text:p>
          </table:table-cell>
          <table:table-cell table:style-name="Table2.A2" office:value-type="string">
            <text:p text:style-name="Table_20_Contents">set('on','off'), DEFAULT NULL</text:p>
          </table:table-cell>
          <table:table-cell table:style-name="Table2.C2" office:value-type="string">
            <text:p text:style-name="P42">Activate <text:span text:style-name="T11">device’s</text:span> audio channel</text:p>
          </table:table-cell>
        </table:table-row>
        <table:table-row table:style-name="TableLine2679960976080">
          <table:table-cell table:style-name="Table2.A2" office:value-type="string">
            <text:p text:style-name="P34">portion_size,_g[range]</text:p>
          </table:table-cell>
          <table:table-cell table:style-name="Table2.A2" office:value-type="string">
            <text:p text:style-name="Table_20_Contents">varchar(16), DEFAULT NULL</text:p>
          </table:table-cell>
          <table:table-cell table:style-name="Table2.C2" office:value-type="string">
            <text:p text:style-name="P42">Feeder’s portion size</text:p>
          </table:table-cell>
        </table:table-row>
        <table:table-row table:style-name="TableLine2679960976080">
          <table:table-cell table:style-name="Table2.A2" office:value-type="string">
            <text:p text:style-name="P34">energy_save_mode[radio]</text:p>
          </table:table-cell>
          <table:table-cell table:style-name="Table2.A2" office:value-type="string">
            <text:p text:style-name="Table_20_Contents">set('on','off'), DEFAULT NULL</text:p>
          </table:table-cell>
          <table:table-cell table:style-name="Table2.C2" office:value-type="string">
            <text:p text:style-name="P42">Energy save work mode</text:p>
          </table:table-cell>
        </table:table-row>
        <text:soft-page-break/>
        <table:table-row table:style-name="TableLine2679960976080">
          <table:table-cell table:style-name="Table2.A2" office:value-type="string">
            <text:p text:style-name="P34">section_1_firmness[radio]</text:p>
          </table:table-cell>
          <table:table-cell table:style-name="Table2.A2" office:value-type="string">
            <text:p text:style-name="Table_20_Contents">set('soft','medium','firm'), DEFAULT NULL</text:p>
          </table:table-cell>
          <table:table-cell table:style-name="Table2.C20" table:number-rows-spanned="2" office:value-type="string">
            <text:p text:style-name="P42">Firmness <text:span text:style-name="T23">of the specific section</text:span></text:p>
          </table:table-cell>
        </table:table-row>
        <table:table-row table:style-name="TableLine2679960976080">
          <table:table-cell table:style-name="Table2.A2" office:value-type="string">
            <text:p text:style-name="P34">section_2_firmness[radio]</text:p>
          </table:table-cell>
          <table:table-cell table:style-name="Table2.A2" office:value-type="string">
            <text:p text:style-name="Table_20_Contents">set('soft','medium','firm'), DEFAULT NULL</text:p>
          </table:table-cell>
          <table:covered-table-cell table:style-name="Table2.C2"/>
        </table:table-row>
        <table:table-row table:style-name="TableLine2679960976080">
          <table:table-cell table:style-name="Table2.A2" office:value-type="string">
            <text:p text:style-name="P34">track_heartbeat[radio]</text:p>
          </table:table-cell>
          <table:table-cell table:style-name="Table2.A2" office:value-type="string">
            <text:p text:style-name="Table_20_Contents">set('on','off'), DEFAULT NULL</text:p>
          </table:table-cell>
          <table:table-cell table:style-name="Table2.C2" office:value-type="string">
            <text:p text:style-name="P30">Activate heartbeat sensor</text:p>
          </table:table-cell>
        </table:table-row>
        <table:table-row table:style-name="TableLine2679960976080">
          <table:table-cell table:style-name="Table2.A2" office:value-type="string">
            <text:p text:style-name="P34">activate_security_system[radio]</text:p>
          </table:table-cell>
          <table:table-cell table:style-name="Table2.A2" office:value-type="string">
            <text:p text:style-name="Table_20_Contents">set('on','off'), DEFAULT NULL</text:p>
          </table:table-cell>
          <table:table-cell table:style-name="Table2.C2" office:value-type="string">
            <text:p text:style-name="P42">Activate security system</text:p>
          </table:table-cell>
        </table:table-row>
      </table:table>
      <text:p text:style-name="P5"/>
      <text:p text:style-name="P8">It should be noted, that all field names (expect the type) have 2 parts: one – device property name, and other – device property HTML input type. All radio inputs have SET datatype to present several predefined options, specific for each device type. Date, datetime, text and color inputs are also self explanatory. Range inputs are tricky ones: we set their values as a set of 3 coma separated values, to define min, max and step values for this device input.</text:p>
      <text:p text:style-name="P5"/>
      <text:p text:style-name="P7"><text:span text:style-name="T27">Table 2 – Devices</text:span></text:p>
      <table:table table:name="Table3" table:style-name="Table3">
        <table:table-column table:style-name="Table3.A"/>
        <table:table-column table:style-name="Table3.B"/>
        <table:table-column table:style-name="Table3.C"/>
        <table:table-row table:style-name="TableLine2679960316912">
          <table:table-cell table:style-name="Table3.A1" office:value-type="string">
            <text:p text:style-name="P27">Field name</text:p>
          </table:table-cell>
          <table:table-cell table:style-name="Table3.A1" office:value-type="string">
            <text:p text:style-name="P35">Data type</text:p>
          </table:table-cell>
          <table:table-cell table:style-name="Table3.C1" office:value-type="string">
            <text:p text:style-name="P27">Purpose</text:p>
          </table:table-cell>
        </table:table-row>
        <table:table-row table:style-name="TableLine2679960316912">
          <table:table-cell table:style-name="Table3.A2" office:value-type="string">
            <text:p text:style-name="P31">id</text:p>
          </table:table-cell>
          <table:table-cell table:style-name="Table3.A2" office:value-type="string">
            <text:p text:style-name="P44">Int(4) PRIMARY KEY</text:p>
          </table:table-cell>
          <table:table-cell table:style-name="Table3.C2" office:value-type="string">
            <text:p text:style-name="P31">Device identity number</text:p>
          </table:table-cell>
        </table:table-row>
        <table:table-row table:style-name="TableLine2679960316912">
          <table:table-cell table:style-name="Table3.A2" office:value-type="string">
            <text:p text:style-name="P31">name</text:p>
          </table:table-cell>
          <table:table-cell table:style-name="Table3.A2" office:value-type="string">
            <text:p text:style-name="P35"><text:span text:style-name="T22">v</text:span>archar(50), NOT NULL</text:p>
          </table:table-cell>
          <table:table-cell table:style-name="Table3.C2" office:value-type="string">
            <text:p text:style-name="P31">Device name</text:p>
          </table:table-cell>
        </table:table-row>
        <table:table-row table:style-name="TableLine2679960316912">
          <table:table-cell table:style-name="Table3.A2" office:value-type="string">
            <text:p text:style-name="P25">type</text:p>
          </table:table-cell>
          <table:table-cell table:style-name="Table3.A2" office:value-type="string">
            <text:p text:style-name="P43"><text:span text:style-name="T22">v</text:span>archar(50), NOT NULL</text:p>
          </table:table-cell>
          <table:table-cell table:style-name="Table3.C2" office:value-type="string">
            <text:p text:style-name="P27">Device type name to identify available list of settings and value ranges</text:p>
          </table:table-cell>
        </table:table-row>
        <table:table-row table:style-name="TableLine2679960316912">
          <table:table-cell table:style-name="Table3.A2" office:value-type="string">
            <text:p text:style-name="P35">status[radio]</text:p>
          </table:table-cell>
          <table:table-cell table:style-name="Table3.A2" office:value-type="string">
            <text:p text:style-name="P43">set('on','off'), <text:span text:style-name="T17">NOT NULL</text:span></text:p>
          </table:table-cell>
          <table:table-cell table:style-name="Table3.C2" office:value-type="string">
            <text:p text:style-name="P27">Device status: On or Off<text:span text:style-name="T11">,</text:span></text:p>
            <text:p text:style-name="P27">all devices have this setting</text:p>
          </table:table-cell>
        </table:table-row>
        <table:table-row table:style-name="TableLine2679960316912">
          <table:table-cell table:style-name="Table3.A2" office:value-type="string">
            <text:p text:style-name="P35">schedule_start, <text:span text:style-name="T24">and other …</text:span></text:p>
          </table:table-cell>
          <table:table-cell table:style-name="Table3.A2" office:value-type="string">
            <text:p text:style-name="P44">SAME AS TABLE 1</text:p>
          </table:table-cell>
          <table:table-cell table:style-name="Table3.C2" office:value-type="string">
            <text:p text:style-name="P44">SAME AS TABLE 1,</text:p>
            <text:p text:style-name="P44">the only difference is that field names in this table doesn’t have input type part in them</text:p>
          </table:table-cell>
        </table:table-row>
      </table:table>
      <text:p text:style-name="P6"/>
      <text:p text:style-name="P9">Both tables are connected through the `TYPE` field name in both tab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22:06:45.805000000</meta:creation-date>
    <dc:date>2021-12-20T18:59:45.872000000</dc:date>
    <meta:editing-duration>PT20M13S</meta:editing-duration>
    <meta:editing-cycles>3</meta:editing-cycles>
    <meta:generator>LibreOffice/7.2.4.1$Windows_X86_64 LibreOffice_project/27d75539669ac387bb498e35313b970b7fe9c4f9</meta:generator>
    <meta:document-statistic meta:table-count="3" meta:image-count="0" meta:object-count="0" meta:page-count="7" meta:paragraph-count="250" meta:word-count="2461" meta:character-count="15873" meta:non-whitespace-character-count="13563"/>
  </office:meta>
</office:document-meta>
</file>